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3d78" officeooo:paragraph-rsid="001e3d78"/>
    </style:style>
    <style:style style:name="P2" style:family="paragraph" style:parent-style-name="Standard">
      <style:text-properties fo:font-size="11pt" officeooo:rsid="001e3d78" officeooo:paragraph-rsid="001e3d78" style:font-size-asian="9.60000038146973pt" style:font-size-complex="11pt"/>
    </style:style>
    <style:style style:name="P3" style:family="paragraph" style:parent-style-name="Standard">
      <style:text-properties fo:font-size="11pt" officeooo:rsid="001f772b" officeooo:paragraph-rsid="001f772b" style:font-size-asian="9.60000038146973pt" style:font-size-complex="11pt"/>
    </style:style>
    <style:style style:name="P4" style:family="paragraph" style:parent-style-name="Standard">
      <style:text-properties fo:font-size="11pt" officeooo:rsid="00267de8" officeooo:paragraph-rsid="00267de8" style:font-size-asian="9.60000038146973pt" style:font-size-complex="11pt"/>
    </style:style>
    <style:style style:name="P5" style:family="paragraph" style:parent-style-name="Standard">
      <style:text-properties fo:font-size="11pt" officeooo:rsid="002a48df" officeooo:paragraph-rsid="002a48df" style:font-size-asian="9.60000038146973pt" style:font-size-complex="11pt"/>
    </style:style>
    <style:style style:name="P6" style:family="paragraph" style:parent-style-name="Standard">
      <style:text-properties fo:font-size="11pt" officeooo:rsid="0034310a" officeooo:paragraph-rsid="0034310a" style:font-size-asian="9.60000038146973pt" style:font-size-complex="11pt"/>
    </style:style>
    <style:style style:name="P7" style:family="paragraph" style:parent-style-name="Standard">
      <style:text-properties fo:font-size="11pt" officeooo:rsid="00406d9c" officeooo:paragraph-rsid="00406d9c" style:font-size-asian="9.60000038146973pt" style:font-size-complex="11pt"/>
    </style:style>
    <style:style style:name="P8" style:family="paragraph" style:parent-style-name="Standard">
      <style:text-properties fo:font-size="12pt" officeooo:rsid="001e3d78" officeooo:paragraph-rsid="001e3d78" style:font-size-asian="10.5pt" style:font-size-complex="12pt"/>
    </style:style>
    <style:style style:name="P9" style:family="paragraph" style:parent-style-name="Standard" style:list-style-name="L1">
      <style:text-properties fo:font-size="11pt" style:text-underline-style="solid" style:text-underline-width="auto" style:text-underline-color="font-color" officeooo:rsid="0021ac8f" officeooo:paragraph-rsid="0021ac8f" style:font-size-asian="9.60000038146973pt" style:font-size-complex="11pt"/>
    </style:style>
    <style:style style:name="P10" style:family="paragraph" style:parent-style-name="Standard" style:list-style-name="L1">
      <style:text-properties fo:font-size="11pt" officeooo:rsid="0021ac8f" officeooo:paragraph-rsid="0021ac8f" style:font-size-asian="9.60000038146973pt" style:font-size-complex="11pt"/>
    </style:style>
    <style:style style:name="P11" style:family="paragraph" style:parent-style-name="Standard" style:list-style-name="L2">
      <style:text-properties fo:font-size="11pt" officeooo:rsid="0021ac8f" officeooo:paragraph-rsid="0021ac8f" style:font-size-asian="9.60000038146973pt" style:font-size-complex="11pt"/>
    </style:style>
    <style:style style:name="P12" style:family="paragraph" style:parent-style-name="Standard" style:list-style-name="L1">
      <style:text-properties fo:font-size="11pt" officeooo:rsid="001e3d78" officeooo:paragraph-rsid="001e3d78" style:font-size-asian="9.60000038146973pt" style:font-size-complex="11pt"/>
    </style:style>
    <style:style style:name="P13" style:family="paragraph" style:parent-style-name="Standard" style:list-style-name="L2">
      <style:text-properties fo:font-size="11pt" officeooo:rsid="001e3d78" officeooo:paragraph-rsid="002114e3" style:font-size-asian="9.60000038146973pt" style:font-size-complex="11pt"/>
    </style:style>
    <style:style style:name="P14" style:family="paragraph" style:parent-style-name="Standard" style:list-style-name="L2">
      <style:text-properties fo:font-size="11pt" officeooo:rsid="001e3d78" officeooo:paragraph-rsid="001e3d78" style:font-size-asian="9.60000038146973pt" style:font-size-complex="11pt"/>
    </style:style>
    <style:style style:name="P15" style:family="paragraph" style:parent-style-name="Standard" style:list-style-name="L6">
      <style:text-properties fo:font-size="11pt" officeooo:rsid="001e3d78" officeooo:paragraph-rsid="001e3d78" style:font-size-asian="9.60000038146973pt" style:font-size-complex="11pt"/>
    </style:style>
    <style:style style:name="P16" style:family="paragraph" style:parent-style-name="Standard" style:list-style-name="L1">
      <style:text-properties fo:font-size="11pt" officeooo:rsid="002114e3" officeooo:paragraph-rsid="002114e3" style:font-size-asian="9.60000038146973pt" style:font-size-complex="11pt"/>
    </style:style>
    <style:style style:name="P17" style:family="paragraph" style:parent-style-name="Standard" style:list-style-name="L2">
      <style:text-properties fo:font-size="11pt" officeooo:rsid="002114e3" officeooo:paragraph-rsid="002114e3" style:font-size-asian="9.60000038146973pt" style:font-size-complex="11pt"/>
    </style:style>
    <style:style style:name="P18" style:family="paragraph" style:parent-style-name="Standard" style:list-style-name="L1">
      <style:text-properties fo:font-size="11pt" officeooo:rsid="001f772b" officeooo:paragraph-rsid="0021ac8f" style:font-size-asian="9.60000038146973pt" style:font-size-complex="11pt"/>
    </style:style>
    <style:style style:name="P19" style:family="paragraph" style:parent-style-name="Standard" style:list-style-name="L2">
      <style:text-properties fo:font-size="11pt" officeooo:rsid="001f772b" officeooo:paragraph-rsid="001f772b" style:font-size-asian="9.60000038146973pt" style:font-size-complex="11pt"/>
    </style:style>
    <style:style style:name="P20" style:family="paragraph" style:parent-style-name="Standard" style:list-style-name="L1">
      <style:text-properties fo:font-size="11pt" officeooo:rsid="0036fdd2" officeooo:paragraph-rsid="0036fdd2" style:font-size-asian="9.60000038146973pt" style:font-size-complex="11pt"/>
    </style:style>
    <style:style style:name="P21" style:family="paragraph" style:parent-style-name="Standard" style:list-style-name="L1">
      <style:text-properties fo:font-size="11pt" officeooo:rsid="003c0a66" officeooo:paragraph-rsid="003c0a66" style:font-size-asian="9.60000038146973pt" style:font-size-complex="11pt"/>
    </style:style>
    <style:style style:name="P22" style:family="paragraph" style:parent-style-name="Standard" style:list-style-name="L6">
      <style:text-properties fo:font-size="11pt" officeooo:rsid="003c0a66" officeooo:paragraph-rsid="003c0a66" style:font-size-asian="9.60000038146973pt" style:font-size-complex="11pt"/>
    </style:style>
    <style:style style:name="P23" style:family="paragraph" style:parent-style-name="Standard" style:list-style-name="L2">
      <style:text-properties fo:font-size="11pt" officeooo:rsid="0043cc0b" officeooo:paragraph-rsid="0043cc0b" style:font-size-asian="9.60000038146973pt" style:font-size-complex="11pt"/>
    </style:style>
    <style:style style:name="P24" style:family="paragraph" style:parent-style-name="Standard" style:list-style-name="L2">
      <style:text-properties fo:font-size="11pt" officeooo:rsid="00297c61" officeooo:paragraph-rsid="00297c61" style:font-size-asian="9.60000038146973pt" style:font-size-complex="11pt"/>
    </style:style>
    <style:style style:name="P25" style:family="paragraph" style:parent-style-name="Standard" style:list-style-name="L4">
      <style:text-properties fo:font-size="11pt" officeooo:rsid="00297c61" officeooo:paragraph-rsid="00297c61" style:font-size-asian="9.60000038146973pt" style:font-size-complex="11pt"/>
    </style:style>
    <style:style style:name="P26" style:family="paragraph" style:parent-style-name="Standard" style:list-style-name="L6">
      <style:text-properties fo:font-size="11pt" officeooo:rsid="00297c61" officeooo:paragraph-rsid="00297c61" style:font-size-asian="9.60000038146973pt" style:font-size-complex="11pt"/>
    </style:style>
    <style:style style:name="P27" style:family="paragraph" style:parent-style-name="Standard" style:list-style-name="L2">
      <style:text-properties fo:font-size="11pt" officeooo:rsid="002c796a" officeooo:paragraph-rsid="002c796a" style:font-size-asian="9.60000038146973pt" style:font-size-complex="11pt"/>
    </style:style>
    <style:style style:name="P28" style:family="paragraph" style:parent-style-name="Standard" style:list-style-name="L2">
      <style:text-properties fo:font-size="11pt" officeooo:rsid="0022f23a" officeooo:paragraph-rsid="0022f23a" style:font-size-asian="9.60000038146973pt" style:font-size-complex="11pt"/>
    </style:style>
    <style:style style:name="P29" style:family="paragraph" style:parent-style-name="Standard" style:list-style-name="L6">
      <style:text-properties fo:font-size="11pt" officeooo:rsid="0022f23a" officeooo:paragraph-rsid="0022f23a" style:font-size-asian="9.60000038146973pt" style:font-size-complex="11pt"/>
    </style:style>
    <style:style style:name="P30" style:family="paragraph" style:parent-style-name="Standard" style:list-style-name="L2">
      <style:text-properties fo:font-size="11pt" officeooo:rsid="0024b2e0" officeooo:paragraph-rsid="0024b2e0" style:font-size-asian="9.60000038146973pt" style:font-size-complex="11pt"/>
    </style:style>
    <style:style style:name="P31" style:family="paragraph" style:parent-style-name="Standard" style:list-style-name="L2">
      <style:text-properties fo:font-size="11pt" officeooo:rsid="0025814a" officeooo:paragraph-rsid="0025814a" style:font-size-asian="9.60000038146973pt" style:font-size-complex="11pt"/>
    </style:style>
    <style:style style:name="P32" style:family="paragraph" style:parent-style-name="Standard" style:list-style-name="L2">
      <style:text-properties fo:font-size="11pt" officeooo:rsid="00201174" officeooo:paragraph-rsid="002a48df" style:font-size-asian="9.60000038146973pt" style:font-size-complex="11pt"/>
    </style:style>
    <style:style style:name="P33" style:family="paragraph" style:parent-style-name="Standard" style:list-style-name="L6">
      <style:text-properties fo:font-size="11pt" officeooo:rsid="00201174" officeooo:paragraph-rsid="00201174" style:font-size-asian="9.60000038146973pt" style:font-size-complex="11pt"/>
    </style:style>
    <style:style style:name="P34" style:family="paragraph" style:parent-style-name="Standard" style:list-style-name="L2">
      <style:text-properties fo:font-size="11pt" officeooo:rsid="002a48df" officeooo:paragraph-rsid="002a48df" style:font-size-asian="9.60000038146973pt" style:font-size-complex="11pt"/>
    </style:style>
    <style:style style:name="P35" style:family="paragraph" style:parent-style-name="Standard" style:list-style-name="L2">
      <style:text-properties fo:font-size="11pt" officeooo:rsid="002a48df" officeooo:paragraph-rsid="003df564" style:font-size-asian="9.60000038146973pt" style:font-size-complex="11pt"/>
    </style:style>
    <style:style style:name="P36" style:family="paragraph" style:parent-style-name="Standard" style:list-style-name="L6">
      <style:text-properties fo:font-size="11pt" officeooo:rsid="002a48df" officeooo:paragraph-rsid="003e74fb" style:font-size-asian="9.60000038146973pt" style:font-size-complex="11pt"/>
    </style:style>
    <style:style style:name="P37" style:family="paragraph" style:parent-style-name="Standard" style:list-style-name="L2">
      <style:text-properties fo:font-size="11pt" officeooo:rsid="00472846" officeooo:paragraph-rsid="00472846" style:font-size-asian="9.60000038146973pt" style:font-size-complex="11pt"/>
    </style:style>
    <style:style style:name="P38" style:family="paragraph" style:parent-style-name="Standard" style:list-style-name="L3">
      <style:text-properties fo:font-size="11pt" officeooo:rsid="0034310a" officeooo:paragraph-rsid="0034310a" style:font-size-asian="9.60000038146973pt" style:font-size-complex="11pt"/>
    </style:style>
    <style:style style:name="P39" style:family="paragraph" style:parent-style-name="Standard" style:list-style-name="L4">
      <style:text-properties fo:font-size="11pt" officeooo:rsid="00276dc0" officeooo:paragraph-rsid="00276dc0" style:font-size-asian="9.60000038146973pt" style:font-size-complex="11pt"/>
    </style:style>
    <style:style style:name="P40" style:family="paragraph" style:parent-style-name="Standard" style:list-style-name="L4">
      <style:text-properties fo:font-size="11pt" officeooo:rsid="002aa2a1" officeooo:paragraph-rsid="002aa2a1" style:font-size-asian="9.60000038146973pt" style:font-size-complex="11pt"/>
    </style:style>
    <style:style style:name="P41" style:family="paragraph" style:parent-style-name="Standard" style:list-style-name="L6">
      <style:text-properties fo:font-size="11pt" officeooo:rsid="002aa2a1" officeooo:paragraph-rsid="002aa2a1" style:font-size-asian="9.60000038146973pt" style:font-size-complex="11pt"/>
    </style:style>
    <style:style style:name="P42" style:family="paragraph" style:parent-style-name="Standard">
      <style:text-properties fo:font-size="11pt" officeooo:rsid="002aa2a1" officeooo:paragraph-rsid="003c0a66" style:font-size-asian="9.60000038146973pt" style:font-size-complex="11pt"/>
    </style:style>
    <style:style style:name="P43" style:family="paragraph" style:parent-style-name="Standard" style:list-style-name="L4">
      <style:text-properties fo:font-size="11pt" officeooo:rsid="003f7a64" officeooo:paragraph-rsid="003f7a64" style:font-size-asian="9.60000038146973pt" style:font-size-complex="11pt"/>
    </style:style>
    <style:style style:name="P44" style:family="paragraph" style:parent-style-name="Standard" style:list-style-name="L6">
      <style:text-properties fo:font-size="11pt" officeooo:rsid="003f7a64" officeooo:paragraph-rsid="003f7a64" style:font-size-asian="9.60000038146973pt" style:font-size-complex="11pt"/>
    </style:style>
    <style:style style:name="P45" style:family="paragraph" style:parent-style-name="Standard" style:list-style-name="L4">
      <style:text-properties fo:font-size="11pt" officeooo:rsid="003a04bf" officeooo:paragraph-rsid="003a04bf" style:font-size-asian="9.60000038146973pt" style:font-size-complex="11pt"/>
    </style:style>
    <style:style style:name="P46" style:family="paragraph" style:parent-style-name="Standard" style:list-style-name="L6">
      <style:text-properties fo:font-size="11pt" officeooo:rsid="003a04bf" officeooo:paragraph-rsid="003a04bf" style:font-size-asian="9.60000038146973pt" style:font-size-complex="11pt"/>
    </style:style>
    <style:style style:name="P47" style:family="paragraph" style:parent-style-name="Standard" style:list-style-name="L5">
      <style:text-properties fo:font-size="11pt" officeooo:rsid="00406d9c" officeooo:paragraph-rsid="00406d9c" style:font-size-asian="9.60000038146973pt" style:font-size-complex="11pt"/>
    </style:style>
    <style:style style:name="P48" style:family="paragraph" style:parent-style-name="Standard" style:list-style-name="L6">
      <style:text-properties fo:font-size="11pt" officeooo:rsid="004a4eb3" officeooo:paragraph-rsid="004a4eb3" style:font-size-asian="9.60000038146973pt" style:font-size-complex="11pt"/>
    </style:style>
    <style:style style:name="P49" style:family="paragraph" style:parent-style-name="Standard" style:list-style-name="L6">
      <style:text-properties fo:font-size="11pt" officeooo:rsid="003ad4ed" officeooo:paragraph-rsid="003ad4ed" style:font-size-asian="9.60000038146973pt" style:font-size-complex="11pt"/>
    </style:style>
    <style:style style:name="P50" style:family="paragraph" style:parent-style-name="Standard" style:list-style-name="L6">
      <style:text-properties fo:font-size="11pt" officeooo:rsid="003fc308" officeooo:paragraph-rsid="003fc308" style:font-size-asian="9.60000038146973pt" style:font-size-complex="11pt"/>
    </style:style>
    <style:style style:name="P51" style:family="paragraph" style:parent-style-name="Standard" style:list-style-name="L6">
      <style:text-properties fo:font-size="11pt" officeooo:rsid="00202aaf" officeooo:paragraph-rsid="00202aaf" style:font-size-asian="9.60000038146973pt" style:font-size-complex="11pt"/>
    </style:style>
    <style:style style:name="P52" style:family="paragraph" style:parent-style-name="Standard">
      <style:text-properties fo:font-size="11pt" officeooo:rsid="002d7234" officeooo:paragraph-rsid="00202aaf" style:font-size-asian="9.60000038146973pt" style:font-size-complex="11pt"/>
    </style:style>
    <style:style style:name="P53" style:family="paragraph" style:parent-style-name="Standard">
      <style:text-properties fo:font-size="11pt" officeooo:rsid="002d7234" officeooo:paragraph-rsid="0034310a" style:font-size-asian="9.60000038146973pt" style:font-size-complex="11pt"/>
    </style:style>
    <style:style style:name="P54" style:family="paragraph" style:parent-style-name="Standard" style:list-style-name="L7">
      <style:text-properties fo:font-size="11pt" officeooo:rsid="002d7234" officeooo:paragraph-rsid="0034310a" style:font-size-asian="9.60000038146973pt" style:font-size-complex="11pt"/>
    </style:style>
    <style:style style:name="P55" style:family="paragraph" style:parent-style-name="Standard" style:list-style-name="L1">
      <style:text-properties fo:font-size="11pt" style:text-underline-style="none" fo:font-weight="bold" officeooo:rsid="00492769" officeooo:paragraph-rsid="00492769" style:font-size-asian="9.60000038146973pt" style:font-weight-asian="bold" style:font-size-complex="11pt" style:font-weight-complex="bold"/>
    </style:style>
    <style:style style:name="P56" style:family="paragraph" style:parent-style-name="Standard" style:list-style-name="L1">
      <style:text-properties fo:font-size="11pt" style:text-underline-style="none" fo:font-weight="bold" officeooo:rsid="0048d503" officeooo:paragraph-rsid="0048d503" style:font-size-asian="9.60000038146973pt" style:font-weight-asian="bold" style:font-size-complex="11pt" style:font-weight-complex="bold"/>
    </style:style>
    <style:style style:name="P57" style:family="paragraph" style:parent-style-name="Standard" style:list-style-name="L1">
      <style:text-properties fo:font-size="11pt" fo:font-weight="bold" officeooo:rsid="001e3d78" officeooo:paragraph-rsid="001e3d78" style:font-size-asian="9.60000038146973pt" style:font-weight-asian="bold" style:font-size-complex="11pt" style:font-weight-complex="bold"/>
    </style:style>
    <style:style style:name="P58" style:family="paragraph" style:parent-style-name="Standard" style:list-style-name="L1">
      <style:text-properties fo:font-size="11pt" fo:font-weight="bold" officeooo:rsid="0024b2e0" officeooo:paragraph-rsid="0024b2e0" style:font-size-asian="9.60000038146973pt" style:font-weight-asian="bold" style:font-size-complex="11pt" style:font-weight-complex="bold"/>
    </style:style>
    <style:style style:name="P59" style:family="paragraph" style:parent-style-name="Standard" style:list-style-name="L3">
      <style:text-properties fo:font-size="11pt" fo:font-style="italic" officeooo:rsid="0034310a" officeooo:paragraph-rsid="0034310a" style:font-size-asian="9.60000038146973pt" style:font-style-asian="italic" style:font-size-complex="11pt" style:font-style-complex="italic"/>
    </style:style>
    <style:style style:name="P60" style:family="paragraph" style:parent-style-name="Standard" style:list-style-name="L6">
      <style:text-properties fo:font-size="11pt" fo:font-weight="normal" officeooo:rsid="001e3d78" officeooo:paragraph-rsid="001e3d78" style:font-size-asian="9.60000038146973pt" style:font-weight-asian="normal" style:font-size-complex="11pt" style:font-weight-complex="normal"/>
    </style:style>
    <style:style style:name="P61" style:family="paragraph" style:parent-style-name="Standard" style:list-style-name="L6">
      <style:text-properties fo:font-size="11pt" fo:font-weight="normal" officeooo:rsid="0022f23a" officeooo:paragraph-rsid="0022f23a" style:font-size-asian="9.60000038146973pt" style:font-weight-asian="normal" style:font-size-complex="11pt" style:font-weight-complex="normal"/>
    </style:style>
    <style:style style:name="P62" style:family="paragraph" style:parent-style-name="Standard" style:list-style-name="L2">
      <style:text-properties officeooo:rsid="002c796a" officeooo:paragraph-rsid="002c796a"/>
    </style:style>
    <style:style style:name="P63" style:family="paragraph" style:parent-style-name="Standard" style:list-style-name="L2">
      <style:text-properties officeooo:rsid="002a48df" officeooo:paragraph-rsid="003df564"/>
    </style:style>
    <style:style style:name="P64" style:family="paragraph" style:parent-style-name="Standard" style:list-style-name="L2">
      <style:text-properties officeooo:rsid="0034310a" officeooo:paragraph-rsid="0034310a"/>
    </style:style>
    <style:style style:name="P65" style:family="paragraph" style:parent-style-name="Standard" style:list-style-name="L6">
      <style:text-properties officeooo:paragraph-rsid="00201174"/>
    </style:style>
    <style:style style:name="P66" style:family="paragraph" style:parent-style-name="Standard" style:list-style-name="L6">
      <style:text-properties officeooo:rsid="003c0a66" officeooo:paragraph-rsid="003c0a66"/>
    </style:style>
    <style:style style:name="P67" style:family="paragraph" style:parent-style-name="Standard" style:list-style-name="L6">
      <style:text-properties officeooo:rsid="00202aaf" officeooo:paragraph-rsid="00202aaf"/>
    </style:style>
    <style:style style:name="P68" style:family="paragraph" style:parent-style-name="Standard" style:list-style-name="L6">
      <style:text-properties officeooo:rsid="00209eac" officeooo:paragraph-rsid="003c0a66"/>
    </style:style>
    <style:style style:name="P69" style:family="paragraph" style:parent-style-name="Standard" style:list-style-name="L6">
      <style:text-properties officeooo:rsid="003f7a64" officeooo:paragraph-rsid="003f7a64"/>
    </style:style>
    <style:style style:name="P70" style:family="paragraph" style:parent-style-name="Standard" style:list-style-name="L6">
      <style:text-properties officeooo:rsid="002aa2a1" officeooo:paragraph-rsid="002aa2a1"/>
    </style:style>
    <style:style style:name="T1" style:family="text">
      <style:text-properties officeooo:rsid="001f772b"/>
    </style:style>
    <style:style style:name="T2" style:family="text">
      <style:text-properties fo:font-size="11pt" style:font-size-asian="9.60000038146973pt" style:font-size-complex="11pt"/>
    </style:style>
    <style:style style:name="T3" style:family="text">
      <style:text-properties fo:font-size="11pt" officeooo:rsid="00201174" style:font-size-asian="9.60000038146973pt" style:font-size-complex="11pt"/>
    </style:style>
    <style:style style:name="T4" style:family="text">
      <style:text-properties fo:font-size="11pt" officeooo:rsid="00209eac" style:font-size-asian="9.60000038146973pt" style:font-size-complex="11pt"/>
    </style:style>
    <style:style style:name="T5" style:family="text">
      <style:text-properties fo:font-size="11pt" officeooo:rsid="002aa2a1" style:font-size-asian="9.60000038146973pt" style:font-size-complex="11pt"/>
    </style:style>
    <style:style style:name="T6" style:family="text">
      <style:text-properties fo:font-size="11pt" officeooo:rsid="002c796a" style:font-size-asian="9.60000038146973pt" style:font-size-complex="11pt"/>
    </style:style>
    <style:style style:name="T7" style:family="text">
      <style:text-properties fo:font-size="11pt" officeooo:rsid="00297c61" style:font-size-asian="9.60000038146973pt" style:font-size-complex="11pt"/>
    </style:style>
    <style:style style:name="T8" style:family="text">
      <style:text-properties fo:font-size="11pt" officeooo:rsid="002d7234" style:font-size-asian="9.60000038146973pt" style:font-size-complex="11pt"/>
    </style:style>
    <style:style style:name="T9" style:family="text">
      <style:text-properties fo:font-size="11pt" officeooo:rsid="0037c32a" style:font-size-asian="9.60000038146973pt" style:font-size-complex="11pt"/>
    </style:style>
    <style:style style:name="T10" style:family="text">
      <style:text-properties fo:font-size="11pt" officeooo:rsid="0034310a" style:font-size-asian="9.60000038146973pt" style:font-size-complex="11pt"/>
    </style:style>
    <style:style style:name="T11" style:family="text">
      <style:text-properties fo:font-size="11pt" officeooo:rsid="0037cb26" style:font-size-asian="9.60000038146973pt" style:font-size-complex="11pt"/>
    </style:style>
    <style:style style:name="T12" style:family="text">
      <style:text-properties fo:font-size="11pt" officeooo:rsid="003c0a66" style:font-size-asian="9.60000038146973pt" style:font-size-complex="11pt"/>
    </style:style>
    <style:style style:name="T13" style:family="text">
      <style:text-properties fo:font-size="11pt" officeooo:rsid="003df564" style:font-size-asian="9.60000038146973pt" style:font-size-complex="11pt"/>
    </style:style>
    <style:style style:name="T14" style:family="text">
      <style:text-properties fo:font-size="11pt" officeooo:rsid="003f7a64" style:font-size-asian="9.60000038146973pt" style:font-size-complex="11pt"/>
    </style:style>
    <style:style style:name="T15" style:family="text">
      <style:text-properties fo:font-size="11pt" officeooo:rsid="003fc308" style:font-size-asian="9.60000038146973pt" style:font-size-complex="11pt"/>
    </style:style>
    <style:style style:name="T16" style:family="text">
      <style:text-properties officeooo:rsid="0020ccb2"/>
    </style:style>
    <style:style style:name="T17" style:family="text">
      <style:text-properties officeooo:rsid="002114e3"/>
    </style:style>
    <style:style style:name="T18" style:family="text">
      <style:text-properties officeooo:rsid="0021ac8f"/>
    </style:style>
    <style:style style:name="T19" style:family="text">
      <style:text-properties officeooo:rsid="0022f23a"/>
    </style:style>
    <style:style style:name="T20" style:family="text">
      <style:text-properties officeooo:rsid="00267de8"/>
    </style:style>
    <style:style style:name="T21" style:family="text">
      <style:text-properties officeooo:rsid="00276dc0"/>
    </style:style>
    <style:style style:name="T22" style:family="text">
      <style:text-properties officeooo:rsid="002a48df"/>
    </style:style>
    <style:style style:name="T23" style:family="text">
      <style:text-properties officeooo:rsid="002aa2a1"/>
    </style:style>
    <style:style style:name="T24" style:family="text">
      <style:text-properties fo:font-style="italic" fo:font-weight="normal" officeooo:rsid="0020ccb2" style:font-style-asian="italic" style:font-weight-asian="normal" style:font-style-complex="italic" style:font-weight-complex="normal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officeooo:rsid="0036bbab"/>
    </style:style>
    <style:style style:name="T27" style:family="text">
      <style:text-properties officeooo:rsid="0037c32a"/>
    </style:style>
    <style:style style:name="T28" style:family="text">
      <style:text-properties officeooo:rsid="003a04bf"/>
    </style:style>
    <style:style style:name="T29" style:family="text">
      <style:text-properties officeooo:rsid="003c0a66"/>
    </style:style>
    <style:style style:name="T30" style:family="text">
      <style:text-properties officeooo:rsid="003e74fb"/>
    </style:style>
    <style:style style:name="T31" style:family="text">
      <style:text-properties officeooo:rsid="00406d9c"/>
    </style:style>
    <style:style style:name="T32" style:family="text">
      <style:text-properties officeooo:rsid="00474215"/>
    </style:style>
    <style:style style:name="T33" style:family="text">
      <style:text-properties officeooo:rsid="0048d503"/>
    </style:style>
    <style:style style:name="T34" style:family="text">
      <style:text-properties officeooo:rsid="004b682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cker</text:p>
      <text:p text:style-name="P2">Member variables:</text:p>
      <text:list xml:id="list1664120265" text:style-name="L1">
        <text:list-item>
          <text:p text:style-name="P9">List of Users <text:span text:style-name="T19">(Registered)</text:span></text:p>
        </text:list-item>
        <text:list-item>
          <text:p text:style-name="P10">User class – Registered users with their username, IP and port, login bit.<text:tab/></text:p>
        </text:list-item>
        <text:list-item>
          <text:p text:style-name="P55">map&lt;Session, User<text:span text:style-name="T33">id</text:span>&gt;<text:tab/><text:tab/>map&lt;string, string&gt; skeytouname;</text:p>
        </text:list-item>
        <text:list-item>
          <text:p text:style-name="P56">map&lt;userid,user&gt;<text:tab/><text:tab/>map&lt;string, User*&gt; unametouser;</text:p>
        </text:list-item>
        <text:list-item>
          <text:p text:style-name="P12">Online trackers</text:p>
        </text:list-item>
        <text:list-item>
          <text:p text:style-name="P57">Groups – <text:span text:style-name="T26">map&lt;groupid, Group&gt;<text:tab/>map&lt;string, Group *&gt; gidtogroup;</text:span></text:p>
        </text:list-item>
        <text:list-item>
          <text:p text:style-name="P58">Map &lt;User<text:span text:style-name="T32">id</text:span>, Group<text:span text:style-name="T32">id</text:span>&gt;<text:tab/><text:tab/><text:tab/>map&lt;string, string&gt; unametogid;</text:p>
        </text:list-item>
        <text:list-item>
          <text:p text:style-name="P16">Group Class – <text:span text:style-name="T18">Owner, Owner IP PORT, groupid, Files vector</text:span></text:p>
        </text:list-item>
        <text:list-item>
          <text:p text:style-name="P18"><text:span text:style-name="T17">Files Class : </text:span>– </text:p>
          <text:list>
            <text:list-header>
              <text:p text:style-name="P10">Hash of File</text:p>
              <text:p text:style-name="P10">Filename</text:p>
              <text:p text:style-name="P20">List of users that have this file</text:p>
              <text:p text:style-name="P21">Piecewise hash</text:p>
              <text:p text:style-name="P10">//Map between User and list of Hash of pieces (-1 if incomplete).</text:p>
              <text:p text:style-name="P18"/>
            </text:list-header>
          </text:list>
          <text:p text:style-name="P12"/>
        </text:list-item>
      </text:list>
      <text:p text:style-name="P2">Methods:</text:p>
      <text:p text:style-name="P4">//TODO:Synchronization Mechanism</text:p>
      <text:list xml:id="list2838059012" text:style-name="L2">
        <text:list-item>
          <text:p text:style-name="P13">Service Register Request</text:p>
          <text:list>
            <text:list-header>
              <text:p text:style-name="P13"><text:span text:style-name="T16">Save peer &lt;user, hashed pass&gt; in a file. </text:span><text:span text:style-name="T24">Create new User object. Update List of Users.</text:span></text:p>
            </text:list-header>
          </text:list>
        </text:list-item>
        <text:list-item>
          <text:p text:style-name="P13">Service Login Request </text:p>
          <text:list>
            <text:list-header>
              <text:p text:style-name="P23">check if password matches</text:p>
              <text:p text:style-name="P11">Update User object</text:p>
              <text:p text:style-name="P24">Update map&lt;ssn,usr&gt;</text:p>
              <text:p text:style-name="P24">Reply session to user</text:p>
            </text:list-header>
          </text:list>
        </text:list-item>
        <text:list-item>
          <text:p text:style-name="P62"><text:span text:style-name="T7">S</text:span><text:span text:style-name="T2">ervice Logout Request</text:span></text:p>
          <text:list>
            <text:list-header>
              <text:p text:style-name="P27">Get user and set login bit to 0</text:p>
            </text:list-header>
          </text:list>
        </text:list-item>
        <text:list-item>
          <text:p text:style-name="P14">Service Create Group Request</text:p>
          <text:list>
            <text:list-header>
              <text:p text:style-name="P17">Update groups. <text:span text:style-name="T19">Create new Group object, set owner. Make this user member by updating map&lt;usr,grp&gt;.</text:span></text:p>
            </text:list-header>
          </text:list>
        </text:list-item>
        <text:list-item>
          <text:p text:style-name="P14">Service Group Fetch Request</text:p>
        </text:list-item>
        <text:list-item>
          <text:p text:style-name="P28">Service Group Join Accept Request</text:p>
          <text:list>
            <text:list-header>
              <text:p text:style-name="P30">Find group <text:span text:style-name="T28">by groupid</text:span>. Verify request from owner. Update Map&lt;user,group<text:span text:style-name="T27">s</text:span>&gt;. </text:p>
            </text:list-header>
          </text:list>
        </text:list-item>
        <text:list-item>
          <text:p text:style-name="P30">Service Group Leave Request</text:p>
          <text:list>
            <text:list-header>
              <text:p text:style-name="P30"><text:span text:style-name="T20">Get group. </text:span>Remove from map&lt;user,grp<text:span text:style-name="T26">s</text:span>&gt;. Traverse Files <text:span text:style-name="T22">vector</text:span> and remove from <text:span text:style-name="T28">List of Users that have this file</text:span></text:p>
            </text:list-header>
          </text:list>
        </text:list-item>
        <text:list-item>
          <text:p text:style-name="P19">Service <text:span text:style-name="T22">Fetch</text:span> Sharable Files in a Group Request <text:span text:style-name="T26">&lt;group_id&gt;</text:span></text:p>
          <text:list>
            <text:list-header>
              <text:p text:style-name="P31">Find Group for <text:span text:style-name="T26">group_id</text:span>, <text:span text:style-name="T22">return files vector</text:span> </text:p>
            </text:list-header>
          </text:list>
        </text:list-item>
        <text:list-item>
          <text:p text:style-name="P32">Service Retrieve <text:span text:style-name="T22">R</text:span>elevant <text:span text:style-name="T22">P</text:span>eers <text:span text:style-name="T22">Request (for downloading a file)</text:span></text:p>
          <text:list>
            <text:list-header>
              <text:p text:style-name="P34">Find group <text:span text:style-name="T29">by groupid</text:span>, find file in <text:span text:style-name="T23">files vector and return List of Users&lt;IP, PORT&gt;, Piecewise Hash, Hash of File</text:span></text:p>
            </text:list-header>
          </text:list>
        </text:list-item>
        <text:list-item>
          <text:p text:style-name="P34">Service Make Shareable Request <text:span text:style-name="T1">&lt;Filename, Hash of file, Hash of pieces, groupid, sessionid&gt;</text:span></text:p>
          <text:list>
            <text:list-header>
              <text:p text:style-name="P63"><text:span text:style-name="T2">Get user from sessionid, get user’s group </text:span><text:span text:style-name="T9">by groupid (verify)</text:span><text:span text:style-name="T2">, in the group traverse files vector to find same filename</text:span><text:span text:style-name="T13">(</text:span><text:span text:style-name="T2">+</text:span><text:span text:style-name="T10">hash?</text:span><text:span text:style-name="T13">)</text:span><text:span text:style-name="T2"> pair, </text:span></text:p>
              <text:list>
                <text:list-item>
                  <text:p text:style-name="P63"><text:span text:style-name="T2">if not found create new and add </text:span><text:span text:style-name="T13">also update Hash of files and pieces etc</text:span></text:p>
                </text:list-item>
                <text:list-item>
                  <text:p text:style-name="P63"><text:span text:style-name="T13">otherwise add user to List of Users for this file</text:span><text:span text:style-name="T2">. </text:span></text:p>
                  <text:p text:style-name="P35"/>
                </text:list-item>
              </text:list>
            </text:list-header>
          </text:list>
        </text:list-item>
        <text:list-item>
          <text:p text:style-name="P64"><text:span text:style-name="T2">Service Stop Sharing File Request </text:span><text:span text:style-name="T14">&lt;session id&gt;</text:span></text:p>
          <text:list>
            <text:list-header>
              <text:p text:style-name="P64"><text:span text:style-name="T2">Find Group </text:span><text:span text:style-name="T11">by groupid (verify)</text:span><text:span text:style-name="T2">, Update Group object’s Files vector and delete entry in </text:span><text:span text:style-name="T11">List of users that have this file</text:span><text:span text:style-name="T2">. If only entry, delete file from Files vector.</text:span></text:p>
            </text:list-header>
          </text:list>
        </text:list-item>
        <text:list-item>
          <text:p text:style-name="P37">Initialize Registered Users by reading file</text:p>
        </text:list-item>
      </text:list>
      <text:p text:style-name="P5"/>
      <text:p text:style-name="P5"/>
      <text:p text:style-name="P5"/>
      <text:p text:style-name="P6">Notes:</text:p>
      <text:list xml:id="list640455092" text:style-name="L3">
        <text:list-item>
          <text:p text:style-name="P38"><text:soft-page-break/>Make sure Peer is logged in before doing Peer specific actions.</text:p>
        </text:list-item>
        <text:list-item>
          <text:p text:style-name="P59">Italics <text:span text:style-name="T25">must be methods</text:span></text:p>
        </text:list-item>
      </text:list>
      <text:p text:style-name="P6"/>
      <text:list xml:id="list10012900299580" text:continue-list="list2838059012" text:style-name="L2">
        <text:list-header>
          <text:p text:style-name="P14"/>
        </text:list-header>
      </text:list>
      <text:p text:style-name="P2"/>
      <text:p text:style-name="P2"/>
      <text:p text:style-name="P8"/>
      <text:p text:style-name="P8">Peers</text:p>
      <text:p text:style-name="P2">Member variables:</text:p>
      <text:list xml:id="list509777246" text:style-name="L4">
        <text:list-item>
          <text:p text:style-name="P39">Username</text:p>
        </text:list-item>
        <text:list-item>
          <text:p text:style-name="P25">Session ID [Will be used to identify peer to tracker]</text:p>
        </text:list-item>
        <text:list-item>
          <text:p text:style-name="P40">Shared files : vector</text:p>
        </text:list-item>
        <text:list-item>
          <text:p text:style-name="P43">Files Class: Filename, Filepath, Available Pieces</text:p>
        </text:list-item>
        <text:list-item>
          <text:p text:style-name="P45">Pending Join Requests: set&lt;group_id, user_id&gt;</text:p>
        </text:list-item>
        <text:list-item>
          <text:p text:style-name="P45">map&lt;string, pair&lt;string <text:span text:style-name="T34">IP</text:span>,string <text:span text:style-name="T34">PORT</text:span>&gt; &gt; groups;</text:p>
        </text:list-item>
      </text:list>
      <text:p text:style-name="P2"/>
      <text:p text:style-name="P7">Private Methods:</text:p>
      <text:list xml:id="list2224153609" text:style-name="L5">
        <text:list-item>
          <text:p text:style-name="P47">Get Tracker. Query for an active tracker from tracker_info.txt and return first active one.</text:p>
        </text:list-item>
      </text:list>
      <text:p text:style-name="P2"/>
      <text:p text:style-name="P3"><text:span text:style-name="T31">Public </text:span>Methods:</text:p>
      <text:list xml:id="list4214424909" text:style-name="L6">
        <text:list-item>
          <text:p text:style-name="P15">Create account and register with tracker</text:p>
        </text:list-item>
        <text:list-item>
          <text:p text:style-name="P15">Login <text:span text:style-name="T1">with tracker – restore previously shared file list with tracker</text:span></text:p>
          <text:list>
            <text:list-header>
              <text:p text:style-name="P48">Send peer listening IP and port</text:p>
              <text:p text:style-name="P26">Receive session id from tracker</text:p>
            </text:list-header>
          </text:list>
        </text:list-item>
        <text:list-item>
          <text:p text:style-name="P15">Create group <text:span text:style-name="T1">with tracker</text:span></text:p>
        </text:list-item>
        <text:list-item>
          <text:p text:style-name="P15">Fetch list of groups <text:span text:style-name="T1">with tracker</text:span></text:p>
        </text:list-item>
        <text:list-item>
          <text:p text:style-name="P60">Request <text:span text:style-name="T1">to</text:span> <text:span text:style-name="T20">J</text:span>oin <text:span text:style-name="T20">G</text:span>roup <text:span text:style-name="T20">to peer</text:span></text:p>
          <text:list>
            <text:list-header>
              <text:p text:style-name="P61">After fetching list of groups, find IP PORT of an owner, contact to join.</text:p>
            </text:list-header>
          </text:list>
        </text:list-item>
        <text:list-item>
          <text:p text:style-name="P15">Leave a group <text:span text:style-name="T19">message to Tracker</text:span></text:p>
        </text:list-item>
        <text:list-item>
          <text:p text:style-name="P49">Receive Join Requests: Update Pending requests</text:p>
        </text:list-item>
        <text:list-item>
          <text:p text:style-name="P46">List Pending Join Requests</text:p>
        </text:list-item>
        <text:list-item>
          <text:p text:style-name="P15">Accept group join requests <text:span text:style-name="T1">with peers</text:span></text:p>
          <text:list>
            <text:list-header>
              <text:p text:style-name="P29">Call Group Join Accept Request on tracker. <text:span text:style-name="T28">Delete from pending requests</text:span></text:p>
            </text:list-header>
          </text:list>
        </text:list-item>
        <text:list-item>
          <text:p text:style-name="P33">Make a file sharable with the tracker - <text:span text:style-name="T1">&lt;Filename, Hash of file, groupid, sessionid&gt;</text:span></text:p>
          <text:list>
            <text:list-header>
              <text:p text:style-name="P41">Update local shared files vector</text:p>
            </text:list-header>
          </text:list>
        </text:list-item>
        <text:list-item>
          <text:p text:style-name="P33">Fetch list of sharable files within a group from tracker</text:p>
        </text:list-item>
        <text:list-item>
          <text:p text:style-name="P44">Upload File: Make Sharable Request to tracker &lt;Filename, Hash of file, Hash of pieces, Groupid, session id&gt;</text:p>
        </text:list-item>
        <text:list-item>
          <text:p text:style-name="P33">Download <text:span text:style-name="T21">&lt;filename&gt; (fetched from list of shared files)</text:span></text:p>
          <text:list>
            <text:list-item>
              <text:p text:style-name="P65"><text:span text:style-name="T3">Retrieve relevant peers, </text:span><text:span text:style-name="T4">hash</text:span><text:span text:style-name="T3"> from tracker for the file, </text:span><text:span text:style-name="T12">piecewise hash</text:span></text:p>
            </text:list-item>
            <text:list-item>
              <text:p text:style-name="P66"><text:span text:style-name="T12">Q</text:span><text:span text:style-name="T2">uery for Available Pieces to relevant peers &lt;filename&gt;</text:span></text:p>
            </text:list-item>
            <text:list-item>
              <text:p text:style-name="P67"><text:span text:style-name="T3">D</text:span><text:span text:style-name="T2">ownload from peers using PS algo</text:span></text:p>
            </text:list-item>
            <text:list-item>
              <text:p text:style-name="P68"><text:span text:style-name="T2">Verify integrity </text:span><text:span text:style-name="T12">using piecewise hash</text:span></text:p>
            </text:list-item>
            <text:list-item>
              <text:p text:style-name="P69"><text:span text:style-name="T12">U</text:span><text:span text:style-name="T2">pdate Available Pieces for file</text:span></text:p>
            </text:list-item>
            <text:list-item>
              <text:p text:style-name="P36"><text:span text:style-name="T2"><text:s/>Make Shareable Request </text:span><text:span text:style-name="T30">to tracker</text:span><text:span text:style-name="T2"> </text:span><text:span text:style-name="T1">&lt;Filename, Hash of file, Hash of pieces, groupid, sessionid&gt; (only for first piece) </text:span></text:p>
            </text:list-item>
            <text:list-item>
              <text:p text:style-name="P22">Verify integrity with file hash</text:p>
            </text:list-item>
          </text:list>
        </text:list-item>
      </text:list>
      <text:p text:style-name="P42"/>
      <text:list xml:id="list10012197120953" text:continue-numbering="true" text:style-name="L6">
        <text:list-item>
          <text:p text:style-name="P66"><text:span text:style-name="T5">S</text:span><text:span text:style-name="T2">ervice Query for Available Pieces</text:span></text:p>
          <text:list>
            <text:list-header>
              <text:p text:style-name="P50">If logged in,</text:p>
              <text:p text:style-name="P22">Return Available Pieces for filename</text:p>
            </text:list-header>
          </text:list>
        </text:list-item>
        <text:list-item>
          <text:p text:style-name="P44">Service Download Request</text:p>
          <text:list>
            <text:list-header>
              <text:p text:style-name="P70"><text:span text:style-name="T2">Open relevant file </text:span><text:span text:style-name="T6">and start sending asked pieces </text:span></text:p>
            </text:list-header>
          </text:list>
        </text:list-item>
        <text:list-item>
          <text:p text:style-name="P51">Show Downloads</text:p>
        </text:list-item>
        <text:list-item>
          <text:p text:style-name="P67"><text:span text:style-name="T2">Stop Sharing File – Update with tracker to remove </text:span><text:span text:style-name="T14">&lt;sessionid&gt;</text:span><text:span text:style-name="T2">, </text:span><text:span text:style-name="T6">update local shared vector </text:span></text:p>
        </text:list-item>
        <text:list-item>
          <text:p text:style-name="P67"><text:span text:style-name="T2">Logout - Stop Sharing All Files Temporarily. </text:span><text:span text:style-name="T15">Request Logout to tracker &lt;sessionid&gt;.</text:span><text:span text:style-name="T2"> </text:span><text:span text:style-name="T8">Sessionid = null</text:span></text:p>
        </text:list-item>
      </text:list>
      <text:p text:style-name="P52"><text:soft-page-break/></text:p>
      <text:p text:style-name="P53">Notes:</text:p>
      <text:list xml:id="list510042881" text:style-name="L7">
        <text:list-item>
          <text:p text:style-name="P54">Make sure sessionid is valid before attempting invoking session based methods.</text:p>
        </text:list-item>
      </text:list>
      <text:list xml:id="list10013376779332" text:continue-list="list10012197120953" text:style-name="L6">
        <text:list-header>
          <text:p text:style-name="P51"/>
        </text:list-header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22:13:51.384246537</meta:creation-date>
    <dc:date>2019-10-10T01:00:11.681198947</dc:date>
    <meta:editing-duration>P1DT44M38S</meta:editing-duration>
    <meta:editing-cycles>21</meta:editing-cycles>
    <meta:generator>LibreOffice/6.0.7.3$Linux_X86_64 LibreOffice_project/00m0$Build-3</meta:generator>
    <meta:document-statistic meta:table-count="0" meta:image-count="0" meta:object-count="0" meta:page-count="3" meta:paragraph-count="99" meta:word-count="761" meta:character-count="4404" meta:non-whitespace-character-count="3805"/>
  </office:meta>
</office:document-meta>
</file>